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613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boardConsolePC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,C24</text:p>
          </table:table-cell>
          <table:table-cell office:value-type="string" calcext:value-type="string">
            <text:p>CP_D8mm_H13mm_P3.5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D4,D3</text:p>
          </table:table-cell>
          <table:table-cell office:value-type="string" calcext:value-type="string">
            <text:p>LED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7,R13,R12,R28,R26</text:p>
          </table:table-cell>
          <table:table-cell office:value-type="string" calcext:value-type="string">
            <text:p>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3,R39,R37,R14,R32,R23,R25,R20,R4,R6</text:p>
          </table:table-cell>
          <table:table-cell office:value-type="string" calcext:value-type="string">
            <text:p>R_0603_1608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,C40,C32,C11,C5,C16,C39,C4,C29,C14,C17,C22,C37,C1,C6,C38,C23</text:p>
          </table:table-cell>
          <table:table-cell office:value-type="string" calcext:value-type="string">
            <text:p>C_0603_1608Metr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0,R24,R2,R36,R41,R5,R38,R19</text:p>
          </table:table-cell>
          <table:table-cell office:value-type="string" calcext:value-type="string">
            <text:p>R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5,R7,R18</text:p>
          </table:table-cell>
          <table:table-cell office:value-type="string" calcext:value-type="string">
            <text:p>R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1060_1x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004-20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0,C28</text:p>
          </table:table-cell>
          <table:table-cell office:value-type="string" calcext:value-type="string">
            <text:p>CP_D8mm_H13mm_P3.5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5.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3,F2</text:p>
          </table:table-cell>
          <table:table-cell office:value-type="string" calcext:value-type="string">
            <text:p>Fuse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m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6,R17</text:p>
          </table:table-cell>
          <table:table-cell office:value-type="string" calcext:value-type="string">
            <text:p>R_2512_633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/0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4C04C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6,C21,C34,C20,C35,C19,C33,C15</text:p>
          </table:table-cell>
          <table:table-cell office:value-type="string" calcext:value-type="string">
            <text:p>C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EPW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9,R30,R31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,R34</text:p>
          </table:table-cell>
          <table:table-cell office:value-type="string" calcext:value-type="string">
            <text:p>R_2512_633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555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3,D5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4148-DI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/TRIM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MA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 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0,D11</text:p>
          </table:table-cell>
          <table:table-cell office:value-type="string" calcext:value-type="string">
            <text:p>D_SOD-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9R3.3ST5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WH1602L1-YYH-CT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016002C34-FHA-R-0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Buzzer_12x9.5RM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M1205/A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P_D12.5mm_H22mm_P5.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G071RBTx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35,R9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ML0030T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_MiniM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V55C3V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1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76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6-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ACP_CA9-H5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HC49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RNA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/ignition: 1x SP1112/S3-C + SP1110/P3II-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m/fuel: 1xSP1112/S5-C + SP1110/P5II-N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splay: SP2112/S12-1C + SP2110/P12II-1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tches: 3x PBS10B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e: kradex ZP150.100.45UJPH sem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S antenna: SMA type, 50R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tance: 4xDMM3WW12 + 8xWWKM3004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enna cable: 1xSMA-SMF/50/01(10cm RG174 SMA-F/SMA-M)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land: DP-EN 12 HM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pins: 1x40 2x f/1x40 2x 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11:30:27.798877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  <dc:date>2023-12-24T13:37:44.641572754</dc:date>
    <meta:editing-duration>PT2H7M17S</meta:editing-duration>
    <meta:editing-cycles>1</meta:editing-cycles>
    <meta:document-statistic meta:table-count="1" meta:cell-count="258" meta:object-count="0"/>
  </office:meta>
</office:document-meta>
</file>